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 UNIT</text:p>
      <text:p text:style-name="Standard">UNIT TESTING WITH J UNIT:</text:p>
      <text:p text:style-name="Standard">Q – Why is unit testing is important?</text:p>
      <text:p text:style-name="Standard">-&gt; unit testing means testing of a method, group of methods or group of class.</text:p>
      <text:p text:style-name="Standard"/>
      <text:p text:style-name="Standard">SETTING UP YOUR FIRST JUNIT:</text:p>
      <text:p text:style-name="Standard"># create a new “maven project” and click on create a simple project and click next and give a group id (anything) and artifact id (JunitCourse) and hit finish.</text:p>
      <text:p text:style-name="Standard"># create a class file inside src/main/java, inside package, and paste the below code in it.</text:p>
      <text:p text:style-name="Standard">package junitpackage;</text:p>
      <text:p text:style-name="Standard"/>
      <text:p text:style-name="Standard">public class StringHelper {</text:p>
      <text:p text:style-name="Standard"><text:s text:c="4"/></text:p>
      <text:p text:style-name="Standard"><text:s text:c="4"/>public String truncateAInFirst2Positions(String str) {</text:p>
      <text:p text:style-name="Standard"><text:s text:c="8"/>if (str.length()&lt;=2)</text:p>
      <text:p text:style-name="Standard"><text:s text:c="8"/>return str.replaceAll("A","");</text:p>
      <text:p text:style-name="Standard"/>
      <text:p text:style-name="Standard"><text:s text:c="8"/>String first2Chars = str.substring(0,2);</text:p>
      <text:p text:style-name="Standard"><text:s text:c="8"/>String stringMinusFirst2Chars = str.substring(2);</text:p>
      <text:p text:style-name="Standard"/>
      <text:p text:style-name="Standard"><text:s text:c="8"/>return first2Chars.replaceAll("A","") + stringMinusFirst2Chars;</text:p>
      <text:p text:style-name="Standard"><text:s text:c="4"/>}</text:p>
      <text:p text:style-name="Standard"/>
      <text:p text:style-name="Standard"><text:s text:c="4"/>public boolean areFirstAndLastTwoCharactersTheSame(String str) {</text:p>
      <text:p text:style-name="Standard"/>
      <text:p text:style-name="Standard"><text:s text:c="8"/>if (str.length()&lt;=1)</text:p>
      <text:p text:style-name="Standard"><text:s text:c="8"/>retrun false;</text:p>
      <text:p text:style-name="Standard"><text:s text:c="8"/>if (str.length()==2)</text:p>
      <text:p text:style-name="Standard"><text:s text:c="8"/>retrun true;</text:p>
      <text:p text:style-name="Standard"/>
      <text:p text:style-name="Standard"><text:s text:c="8"/>String first2Chars = str.substring(0,2);</text:p>
      <text:p text:style-name="Standard"><text:s text:c="8"/>String last2Chars = str.substring(str.lenth() - 2);</text:p>
      <text:p text:style-name="Standard"><text:s text:c="8"/>return first2Chars.equals(last2Chars);</text:p>
      <text:p text:style-name="Standard"><text:s text:c="4"/>}</text:p>
      <text:p text:style-name="Standard">}</text:p>
      <text:p text:style-name="Standard"/>
      <text:p text:style-name="Standard"># our source code and test code should not mix with each other, for that we put our source code in src/main/java and test code in src/test/java.</text:p>
      <text:p text:style-name="Standard"># right click on src/test/java and create new junit testcase, put the “StringHelper” in class under test tab, give the same package name as given before, add name “StringHelperTest” and click finish, then hit ok to add junit 4 library to the build path.</text:p>
      <text:p text:style-name="Standard"/>
      <text:p text:style-name="Standard">FIRST SUCCESSFUL JUNIT GREEN BAR AND ASSERTEQUALS:</text:p>
      <text:p text:style-name="Standard">package junitpackage;</text:p>
      <text:p text:style-name="Standard">import static org.junit.Assert.*;</text:p>
      <text:p text:style-name="Standard">import org.junit.Test;</text:p>
      <text:p text:style-name="Standard"/>
      <text:p text:style-name="Standard">public class StringHelperTest {</text:p>
      <text:p text:style-name="Standard"/>
      <text:p text:style-name="Standard"><text:tab/>@Test</text:p>
      <text:p text:style-name="Standard"><text:tab/>public void test() {</text:p>
      <text:p text:style-name="Standard"><text:tab/><text:tab/>StringHelper helper = new StringHelper();</text:p>
      <text:p text:style-name="Standard"><text:soft-page-break/><text:tab/><text:tab/>String actual = helper.truncateAInFirst2Positions("AACD");</text:p>
      <text:p text:style-name="Standard"><text:tab/><text:tab/>String expected = "CD";</text:p>
      <text:p text:style-name="Standard"><text:tab/><text:tab/></text:p>
      <text:p text:style-name="Standard"><text:tab/><text:tab/>assertEquals(expected,actual);</text:p>
      <text:p text:style-name="Standard"><text:tab/>}</text:p>
      <text:p text:style-name="Standard"/>
      <text:p text:style-name="Standard">}</text:p>
      <text:p text:style-name="Standard"/>
      <text:p text:style-name="Standard"/>
      <text:p text:style-name="Standard">REFACTORING YOUR FIRST JUNIT TEST:</text:p>
      <text:p text:style-name="Standard"/>
      <text:p text:style-name="Standard"># test methods() should be compulsorily be “public void test()” .</text:p>
      <text:p text:style-name="Standard"># you should write different test method for different cases.</text:p>
      <text:p text:style-name="Standard"/>
      <text:p text:style-name="Standard">package junitpackage;</text:p>
      <text:p text:style-name="Standard"/>
      <text:p text:style-name="Standard">import static org.junit.Assert.*;</text:p>
      <text:p text:style-name="Standard"/>
      <text:p text:style-name="Standard">import org.junit.Test;</text:p>
      <text:p text:style-name="Standard"/>
      <text:p text:style-name="Standard">public class StringHelperTest {</text:p>
      <text:p text:style-name="Standard"><text:tab/></text:p>
      <text:p text:style-name="Standard"><text:tab/>StringHelper helper = new StringHelper();</text:p>
      <text:p text:style-name="Standard"/>
      <text:p text:style-name="Standard"><text:tab/>@Test</text:p>
      <text:p text:style-name="Standard"><text:tab/>public void testTruncateAInFirst2Positions_1() {</text:p>
      <text:p text:style-name="Standard"><text:tab/><text:tab/></text:p>
      <text:p text:style-name="Standard"><text:tab/><text:tab/>assertEquals("CD",helper.truncateAInFirst2Positions("AACD"));</text:p>
      <text:p text:style-name="Standard"><text:tab/>}</text:p>
      <text:p text:style-name="Standard"><text:tab/></text:p>
      <text:p text:style-name="Standard"><text:tab/>@Test</text:p>
      <text:p text:style-name="Standard"><text:tab/>public void testTruncateAInFirst2Positions_2() {</text:p>
      <text:p text:style-name="Standard"><text:tab/><text:tab/></text:p>
      <text:p text:style-name="Standard"><text:tab/><text:tab/>assertEquals("CD",helper.truncateAInFirst2Positions("ACD"));</text:p>
      <text:p text:style-name="Standard"><text:tab/>}</text:p>
      <text:p text:style-name="Standard"/>
      <text:p text:style-name="Standard">}</text:p>
      <text:p text:style-name="Standard"/>
      <text:p text:style-name="Standard"/>
      <text:p text:style-name="Standard">SECOND JUNIT EXAMPLE ASSERTRUE AND ASSERTFALSE:</text:p>
      <text:p text:style-name="Standard"/>
      <text:p text:style-name="Standard"># In assertFalse() method, test passes if the condition inside that method is false and if the condition is true then test fails.</text:p>
      <text:p text:style-name="Standard"># vice-versa in the case of assertTrue() method.</text:p>
      <text:p text:style-name="Standard"/>
      <text:p text:style-name="Standard"># syntax of assetFalse() and assetTrue() methods:</text:p>
      <text:p text:style-name="Standard"><text:tab/>assertFalse(“string that will be displayed when inner condition becomes opposite of outer condition”, function call statement);</text:p>
      <text:p text:style-name="Standard">package junitpackage;</text:p>
      <text:p text:style-name="Standard"/>
      <text:p text:style-name="Standard">import static org.junit.Assert.*;</text:p>
      <text:p text:style-name="Standard"/>
      <text:p text:style-name="Standard"><text:soft-page-break/>import org.junit.Test;</text:p>
      <text:p text:style-name="Standard"/>
      <text:p text:style-name="Standard">public class StringHelperTest {</text:p>
      <text:p text:style-name="Standard"><text:tab/></text:p>
      <text:p text:style-name="Standard"><text:tab/>StringHelper helper = new StringHelper();</text:p>
      <text:p text:style-name="Standard"/>
      <text:p text:style-name="Standard"><text:tab/>@Test</text:p>
      <text:p text:style-name="Standard"><text:tab/>public void testTruncateAInFirst2Positions_1() {</text:p>
      <text:p text:style-name="Standard"><text:tab/><text:tab/></text:p>
      <text:p text:style-name="Standard"><text:tab/><text:tab/>assertEquals("CD",helper.truncateAInFirst2Positions("AACD"));</text:p>
      <text:p text:style-name="Standard"><text:tab/>}</text:p>
      <text:p text:style-name="Standard"><text:tab/></text:p>
      <text:p text:style-name="Standard"><text:tab/>@Test</text:p>
      <text:p text:style-name="Standard"><text:tab/>public void testTruncateAInFirst2Positions_2() {</text:p>
      <text:p text:style-name="Standard"><text:tab/><text:tab/></text:p>
      <text:p text:style-name="Standard"><text:tab/><text:tab/>assertEquals("CD",helper.truncateAInFirst2Positions("ACD"));</text:p>
      <text:p text:style-name="Standard"><text:tab/>}</text:p>
      <text:p text:style-name="Standard"><text:tab/></text:p>
      <text:p text:style-name="Standard"><text:tab/>@Test</text:p>
      <text:p text:style-name="Standard"><text:tab/>public void testareFirstAndLastTwoCharactersTheSame() {</text:p>
      <text:p text:style-name="Standard"><text:tab/><text:tab/>assertEquals(true,helper.areFirstAndLastTwoCharactersTheSame("aba"));</text:p>
      <text:p text:style-name="Standard"><text:tab/>}</text:p>
      <text:p text:style-name="Standard"><text:tab/></text:p>
      <text:p text:style-name="Standard"><text:tab/>@Test</text:p>
      <text:p text:style-name="Standard"><text:tab/>public void testareFirstAndLastTwoCharactersTheSame_2() {</text:p>
      <text:p text:style-name="Standard"><text:tab/><text:tab/>assertTrue("this string run when test fails",helper.areFirstAndLastTwoCharactersTheSame("a"));</text:p>
      <text:p text:style-name="Standard"><text:tab/>}</text:p>
      <text:p text:style-name="Standard"/>
      <text:p text:style-name="Standard">}</text:p>
      <text:p text:style-name="Standard"/>
      <text:p text:style-name="Standard"/>
      <text:p text:style-name="Standard"/>
      <text:p text:style-name="Standard">@BEFORE AND @AFTER:</text:p>
      <text:p text:style-name="Standard"># create a new junit test case in src/test/java inside package and give it a name as “QuickBeforeAfterTest”.</text:p>
      <text:p text:style-name="Standard"># when we use “@Before” annotation:</text:p>
      <text:p text:style-name="Standard"> that will run before the test condition.</text:p>
      <text:p text:style-name="Standard"># vice-versa for “@After” annotation.</text:p>
      <text:p text:style-name="Standard"># this both will run before and after every test condition.</text:p>
      <text:p text:style-name="Standard">package junitpackage;</text:p>
      <text:p text:style-name="Standard"/>
      <text:p text:style-name="Standard">import static org.junit.Assert.*;</text:p>
      <text:p text:style-name="Standard"/>
      <text:p text:style-name="Standard">import org.junit.After;</text:p>
      <text:p text:style-name="Standard">import org.junit.Before;</text:p>
      <text:p text:style-name="Standard">import org.junit.Test;</text:p>
      <text:p text:style-name="Standard"/>
      <text:p text:style-name="Standard">public class QuickBeforeAfterTest {</text:p>
      <text:p text:style-name="Standard"/>
      <text:p text:style-name="Standard"><text:tab/>@Before</text:p>
      <text:p text:style-name="Standard"><text:tab/>public void beforecheck() {</text:p>
      <text:p text:style-name="Standard"><text:soft-page-break/><text:tab/><text:tab/>System.out.println("executed by @before");</text:p>
      <text:p text:style-name="Standard"><text:tab/>}</text:p>
      <text:p text:style-name="Standard"><text:tab/></text:p>
      <text:p text:style-name="Standard"><text:tab/>@Test</text:p>
      <text:p text:style-name="Standard"><text:tab/>public void test() {</text:p>
      <text:p text:style-name="Standard"><text:tab/><text:tab/>System.out.println("this is test case");</text:p>
      <text:p text:style-name="Standard"><text:tab/>}</text:p>
      <text:p text:style-name="Standard"><text:tab/></text:p>
      <text:p text:style-name="Standard"><text:tab/>@Test</text:p>
      <text:p text:style-name="Standard"><text:tab/>public void test2() {</text:p>
      <text:p text:style-name="Standard"><text:tab/><text:tab/>System.out.println("this is test case2");</text:p>
      <text:p text:style-name="Standard"><text:tab/>}</text:p>
      <text:p text:style-name="Standard"><text:tab/><text:tab/></text:p>
      <text:p text:style-name="Standard"><text:tab/>@After</text:p>
      <text:p text:style-name="Standard"><text:tab/>public void aftercheck() {</text:p>
      <text:p text:style-name="Standard"><text:tab/><text:tab/>System.out.println("executed by @after");</text:p>
      <text:p text:style-name="Standard"><text:tab/>}</text:p>
      <text:p text:style-name="Standard"/>
      <text:p text:style-name="Standard">} </text:p>
      <text:p text:style-name="Standard">@BeforeClass and @AfterClass:</text:p>
      <text:p text:style-name="Standard">package junitpackage;</text:p>
      <text:p text:style-name="Standard"/>
      <text:p text:style-name="Standard">import static org.junit.Assert.*;</text:p>
      <text:p text:style-name="Standard"/>
      <text:p text:style-name="Standard">import org.junit.After;</text:p>
      <text:p text:style-name="Standard">import org.junit.AfterClass;</text:p>
      <text:p text:style-name="Standard">import org.junit.Before;</text:p>
      <text:p text:style-name="Standard">import org.junit.BeforeClass;</text:p>
      <text:p text:style-name="Standard">import org.junit.Test;</text:p>
      <text:p text:style-name="Standard"/>
      <text:p text:style-name="Standard">public class QuickBeforeAfterTest {</text:p>
      <text:p text:style-name="Standard"><text:tab/></text:p>
      <text:p text:style-name="Standard"><text:tab/>@BeforeClass</text:p>
      <text:p text:style-name="Standard"><text:tab/>public static void beforeclass() {</text:p>
      <text:p text:style-name="Standard"><text:tab/><text:tab/>System.out.println("beforeclass");</text:p>
      <text:p text:style-name="Standard"><text:tab/>}</text:p>
      <text:p text:style-name="Standard"/>
      <text:p text:style-name="Standard"><text:tab/>@Before</text:p>
      <text:p text:style-name="Standard"><text:tab/>public void beforecheck() {</text:p>
      <text:p text:style-name="Standard"><text:tab/><text:tab/>System.out.println("executed by @before");</text:p>
      <text:p text:style-name="Standard"><text:tab/>}</text:p>
      <text:p text:style-name="Standard"><text:tab/></text:p>
      <text:p text:style-name="Standard"><text:tab/></text:p>
      <text:p text:style-name="Standard"><text:tab/>@Test</text:p>
      <text:p text:style-name="Standard"><text:tab/>public void test() {</text:p>
      <text:p text:style-name="Standard"><text:tab/><text:tab/>System.out.println("this is test case");</text:p>
      <text:p text:style-name="Standard"><text:tab/><text:tab/></text:p>
      <text:p text:style-name="Standard"><text:tab/>}</text:p>
      <text:p text:style-name="Standard"><text:tab/></text:p>
      <text:p text:style-name="Standard"><text:tab/>@Test</text:p>
      <text:p text:style-name="Standard"><text:tab/>public void test2() {</text:p>
      <text:p text:style-name="Standard"><text:tab/><text:tab/>System.out.println("this is test case2");</text:p>
      <text:p text:style-name="Standard"><text:soft-page-break/><text:tab/>}</text:p>
      <text:p text:style-name="Standard"><text:tab/><text:tab/></text:p>
      <text:p text:style-name="Standard"><text:tab/></text:p>
      <text:p text:style-name="Standard"><text:tab/>@After</text:p>
      <text:p text:style-name="Standard"><text:tab/>public void aftercheck() {</text:p>
      <text:p text:style-name="Standard"><text:tab/><text:tab/>System.out.println("executed by @after");</text:p>
      <text:p text:style-name="Standard"><text:tab/>}</text:p>
      <text:p text:style-name="Standard"><text:tab/></text:p>
      <text:p text:style-name="Standard"><text:tab/>@AfterClass</text:p>
      <text:p text:style-name="Standard"><text:tab/>public static void afterclass() {</text:p>
      <text:p text:style-name="Standard"><text:tab/><text:tab/>System.out.println("afterclass");</text:p>
      <text:p text:style-name="Standard"><text:tab/>}</text:p>
      <text:p text:style-name="Standard"/>
      <text:p text:style-name="Standard">} </text:p>
      <text:p text:style-name="Standard"/>
      <text:p text:style-name="Standard">Output:</text:p>
      <text:p text:style-name="Standard">beforeclass</text:p>
      <text:p text:style-name="Standard">executed by @before</text:p>
      <text:p text:style-name="Standard">this is test case</text:p>
      <text:p text:style-name="Standard">executed by @after</text:p>
      <text:p text:style-name="Standard">executed by @before</text:p>
      <text:p text:style-name="Standard">this is test case2</text:p>
      <text:p text:style-name="Standard">executed by @after</text:p>
      <text:p text:style-name="Standard">afterclass</text:p>
      <text:p text:style-name="Standard"/>
      <text:p text:style-name="Standard"/>
      <text:p text:style-name="Standard">COMPARING ARRAYS IN JUNIT TESTS:</text:p>
      <text:p text:style-name="Standard">package junitpackage;</text:p>
      <text:p text:style-name="Standard"/>
      <text:p text:style-name="Standard">import static org.junit.Assert.*;</text:p>
      <text:p text:style-name="Standard"/>
      <text:p text:style-name="Standard">import java.util.Arrays;</text:p>
      <text:p text:style-name="Standard"/>
      <text:p text:style-name="Standard">import org.junit.Test;</text:p>
      <text:p text:style-name="Standard"/>
      <text:p text:style-name="Standard">public class ArrayCompareTest {</text:p>
      <text:p text:style-name="Standard"/>
      <text:p text:style-name="Standard"><text:tab/>@Test</text:p>
      <text:p text:style-name="Standard"><text:tab/>public void testarraysort() {</text:p>
      <text:p text:style-name="Standard"><text:tab/><text:tab/></text:p>
      <text:p text:style-name="Standard"><text:tab/><text:tab/>int arr[] = {4,3,2,1};</text:p>
      <text:p text:style-name="Standard"><text:tab/><text:tab/>int expected[] = {1,2,3,4};</text:p>
      <text:p text:style-name="Standard"><text:tab/><text:tab/></text:p>
      <text:p text:style-name="Standard"><text:tab/><text:tab/>Arrays.sort(arr);</text:p>
      <text:p text:style-name="Standard"><text:tab/><text:tab/>assertArrayEquals(expected,arr );</text:p>
      <text:p text:style-name="Standard"><text:tab/>}</text:p>
      <text:p text:style-name="Standard"/>
      <text:p text:style-name="Standard">}</text:p>
      <text:p text:style-name="Standard"/>
      <text:p text:style-name="Standard"/>
      <text:p text:style-name="Standard"/>
      <text:p text:style-name="Standard">TESTING EXCEPTIONS IN JUNIT TESTS:</text:p>
      <text:p text:style-name="Standard"><text:soft-page-break/>@Test(expected=NullPointerException.class) </text:p>
      <text:p text:style-name="Standard"><text:tab/><text:tab/>public void testarraysortTestingforexception() {</text:p>
      <text:p text:style-name="Standard"><text:tab/><text:tab/></text:p>
      <text:p text:style-name="Standard"><text:tab/><text:tab/> int arr[] = {};</text:p>
      <text:p text:style-name="Standard"><text:tab/><text:tab/>Arrays.sort(arr);</text:p>
      <text:p text:style-name="Standard"><text:tab/><text:tab/></text:p>
      <text:p text:style-name="Standard"><text:tab/>}</text:p>
      <text:p text:style-name="Standard"/>
      <text:p text:style-name="Standard"># we can also use try catch block.</text:p>
      <text:p text:style-name="Standard"/>
      <text:p text:style-name="Standard">TESTING PERFORMANCE IN JUNIT TESTS:</text:p>
      <text:p text:style-name="Standard"/>
      <text:p text:style-name="Standard">@Test(timeout=1000)</text:p>
      <text:p text:style-name="Standard"><text:tab/>public void testsortPerformance() {</text:p>
      <text:p text:style-name="Standard"><text:tab/><text:tab/>int arr[]= {5,2,46,22,1,0};</text:p>
      <text:p text:style-name="Standard"><text:tab/><text:tab/>for (int i=1;i&lt;=100000;i++) {</text:p>
      <text:p text:style-name="Standard"><text:tab/><text:tab/><text:tab/>arr[0]=i;</text:p>
      <text:p text:style-name="Standard"><text:tab/><text:tab/><text:tab/>Arrays.sort(arr);</text:p>
      <text:p text:style-name="Standard"><text:tab/><text:tab/>}<text:tab/></text:p>
      <text:p text:style-name="Standard"><text:tab/>}</text:p>
      <text:p text:style-name="Standard"><text:tab/></text:p>
      <text:p text:style-name="Standard">PARAMETERIZED TES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5:21:42.611535571</meta:creation-date>
    <dc:date>2022-02-28T05:22:33.980343308</dc:date>
    <meta:editing-duration>PT51S</meta:editing-duration>
    <meta:editing-cycles>1</meta:editing-cycles>
    <meta:document-statistic meta:table-count="0" meta:image-count="0" meta:object-count="0" meta:page-count="6" meta:paragraph-count="216" meta:word-count="699" meta:character-count="5863" meta:non-whitespace-character-count="5065"/>
    <meta:generator>LibreOffice/6.4.7.2$Linux_X86_64 LibreOffice_project/40$Build-2</meta:generator>
  </office:meta>
</office:document-meta>
</file>